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ableSimpleDocMaker.getRandomNumber( final int low , final int hig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ableSimpleDocMaker.setConfig( 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ableSimpleDocMaker.getNextDo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